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" draw:text-style-name="P1" xml:id="id2" draw:id="id2" draw:layer="layout" svg:width="5.842cm" svg:height="5.842cm" svg:x="2.032cm" svg:y="7.62cm">
          <text:p text:style-name="P1"><text:span text:style-name="T1">STATE: MIN</text:span></text:p>
          <text:p text:style-name="P1"><text:span text:style-name="T1">LD0 ON</text:span></text:p>
          <text:p text:style-name="P1"><text:span text:style-name="T1">LD1 ON</text:span></text:p>
          <text:p text:style-name="P1"><text:span text:style-name="T1">LD2 OFF</text:span></text:p>
          <text:p text:style-name="P1"><text:span text:style-name="T1">LD3 O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5.842cm" svg:height="5.842cm" svg:x="11.43cm" svg:y="7.62cm">
          <text:p text:style-name="P1"><text:span text:style-name="T1">STATE: NORM</text:span></text:p>
          <text:p text:style-name="P1"><text:span text:style-name="T1">(START STATE)</text:span></text:p>
          <text:p text:style-name="P1"><text:span text:style-name="T1">LD0 OFF</text:span></text:p>
          <text:p text:style-name="P1"><text:span text:style-name="T1">LD1 OFF</text:span></text:p>
          <text:p text:style-name="P1"><text:span text:style-name="T1">LD2 OFF</text:span></text:p>
          <text:p text:style-name="P1"><text:span text:style-name="T1">LD3 O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5.842cm" svg:height="5.842cm" svg:x="20.32cm" svg:y="7.62cm">
          <text:p text:style-name="P1"><text:span text:style-name="T1">STATE: MAX</text:span></text:p>
          <text:p text:style-name="P1"><text:span text:style-name="T1">LD0 OFF</text:span></text:p>
          <text:p text:style-name="P1"><text:span text:style-name="T1">LD1 OFF</text:span></text:p>
          <text:p text:style-name="P1"><text:span text:style-name="T1">LD2 ON</text:span></text:p>
          <text:p text:style-name="P1"><text:span text:style-name="T1">LD3 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2.285cm" svg:y1="8.475cm" svg:x2="7.019cm" svg:y2="8.475cm" draw:start-shape="id1" draw:start-glue-point="5" draw:end-shape="id2" draw:end-glue-point="11" svg:d="M12285 8475h-5266" svg:viewBox="0 0 5267 1">
          <text:p/>
        </draw:connector>
        <draw:connector draw:style-name="gr2" draw:text-style-name="P2" draw:layer="layout" draw:type="line" svg:x1="16.417cm" svg:y1="8.475cm" svg:x2="21.175cm" svg:y2="8.475cm" draw:start-shape="id1" draw:start-glue-point="11" draw:end-shape="id3" draw:end-glue-point="5" svg:d="M16417 8475h4758" svg:viewBox="0 0 4759 1">
          <text:p/>
        </draw:connector>
        <draw:frame draw:style-name="gr3" draw:text-style-name="P3" draw:layer="layout" svg:width="7.112cm" svg:height="1.778cm" svg:x="7.366cm" svg:y="7.62cm">
          <draw:text-box>
            <text:p text:style-name="P3"><text:span text:style-name="T1">PULSE_WIDTH &lt; MIN</text:span></text:p>
          </draw:text-box>
        </draw:frame>
        <draw:frame draw:style-name="gr3" draw:text-style-name="P3" draw:layer="layout" svg:width="7.874cm" svg:height="1.778cm" svg:x="16.256cm" svg:y="7.62cm">
          <draw:text-box>
            <text:p text:style-name="P3"><text:span text:style-name="T1">PULSE_WIDTH &gt; MAX</text:span></text:p>
          </draw:text-box>
        </draw:frame>
        <draw:connector draw:style-name="gr2" draw:text-style-name="P2" draw:layer="layout" draw:type="line" svg:x1="21.175cm" svg:y1="12.607cm" svg:x2="16.417cm" svg:y2="12.607cm" draw:start-shape="id3" draw:start-glue-point="7" draw:end-shape="id1" draw:end-glue-point="9" svg:d="M21175 12607h-4758" svg:viewBox="0 0 4759 1">
          <text:p/>
        </draw:connector>
        <draw:connector draw:style-name="gr2" draw:text-style-name="P2" draw:layer="layout" draw:type="line" svg:x1="7.019cm" svg:y1="12.607cm" svg:x2="12.285cm" svg:y2="12.607cm" draw:start-shape="id2" draw:start-glue-point="9" draw:end-shape="id1" draw:end-glue-point="7" svg:d="M7019 12607h5266" svg:viewBox="0 0 5267 1">
          <text:p/>
        </draw:connector>
        <draw:frame draw:style-name="gr3" draw:text-style-name="P3" draw:layer="layout" svg:width="7.874cm" svg:height="1.778cm" svg:x="17.018cm" svg:y="12.7cm">
          <draw:text-box>
            <text:p text:style-name="P3"><text:span text:style-name="T1">SW3 PRESSED</text:span></text:p>
          </draw:text-box>
        </draw:frame>
        <draw:frame draw:style-name="gr3" draw:text-style-name="P3" draw:layer="layout" svg:width="7.874cm" svg:height="1.778cm" svg:x="7.874cm" svg:y="12.7cm">
          <draw:text-box>
            <text:p text:style-name="P3"><text:span text:style-name="T1">SW3 PRESS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00:17:34.892766183</meta:creation-date>
    <dc:date>2016-02-03T00:36:33.970345561</dc:date>
    <meta:editing-duration>PT3M48S</meta:editing-duration>
    <meta:editing-cycles>2</meta:editing-cycles>
    <meta:generator>LibreOffice/4.2.8.2$Linux_X86_64 LibreOffice_project/420m0$Build-2</meta:generator>
    <meta:document-statistic meta:object-count="35"/>
  </office:meta>
</office:document-meta>
</file>